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/ ========================================</text:p>
      <text:p text:style-name="P1">// Navigation Active State</text:p>
      <text:p text:style-name="P1">// ========================================</text:p>
      <text:p text:style-name="P1"/>
      <text:p text:style-name="P1">function setActiveNavigation() {</text:p>
      <text:p text:style-name="P1"><text:s text:c="4"/>const currentPath = window.location.pathname;</text:p>
      <text:p text:style-name="P1"><text:s text:c="4"/>const navLinks = document.querySelectorAll('.nav-menu a');</text:p>
      <text:p text:style-name="P1"><text:s text:c="4"/></text:p>
      <text:p text:style-name="P1"><text:s text:c="4"/>navLinks.forEach(link =&gt; {</text:p>
      <text:p text:style-name="P1"><text:s text:c="8"/>const href = link.getAttribute('href');</text:p>
      <text:p text:style-name="P1"><text:s text:c="8"/>if ((currentPath === '/' &amp;&amp; href === '/') || </text:p>
      <text:p text:style-name="P1"><text:s text:c="12"/>(currentPath.includes(href) &amp;&amp; href !== '/')) {</text:p>
      <text:p text:style-name="P1"><text:s text:c="12"/>link.classList.add('active');</text:p>
      <text:p text:style-name="P1"><text:s text:c="8"/>} else {</text:p>
      <text:p text:style-name="P1"><text:s text:c="12"/>link.classList.remove('active');</text:p>
      <text:p text:style-name="P1"><text:s text:c="8"/>}</text:p>
      <text:p text:style-name="P1"><text:s text:c="4"/>});</text:p>
      <text:p text:style-name="P1">}</text:p>
      <text:p text:style-name="P1"/>
      <text:p text:style-name="P1">setActiveNavigation();</text:p>
      <text:p text:style-name="P1"/>
      <text:p text:style-name="P1">// ========================================</text:p>
      <text:p text:style-name="P1">// Contact Form Handling</text:p>
      <text:p text:style-name="P1">// ========================================</text:p>
      <text:p text:style-name="P1"/>
      <text:p text:style-name="P1">const contactForm = document.getElementById('contactForm');</text:p>
      <text:p text:style-name="P1">if (contactForm) {</text:p>
      <text:p text:style-name="P1"><text:s text:c="4"/>contactForm.addEventListener('submit', function(e) {</text:p>
      <text:p text:style-name="P1"><text:s text:c="8"/>e.preventDefault();</text:p>
      <text:p text:style-name="P1"><text:s text:c="8"/></text:p>
      <text:p text:style-name="P1"><text:s text:c="8"/>// Sammle Formular-Daten</text:p>
      <text:p text:style-name="P1"><text:s text:c="8"/>const name = document.getElementById('name').value.trim();</text:p>
      <text:p text:style-name="P1"><text:s text:c="8"/>const email = document.getElementById('email').value.trim();</text:p>
      <text:p text:style-name="P1"><text:s text:c="8"/>const message = document.getElementById('message').value.trim();</text:p>
      <text:p text:style-name="P1"><text:s text:c="8"/></text:p>
      <text:p text:style-name="P1"><text:s text:c="8"/>// Validierung</text:p>
      <text:p text:style-name="P1"><text:s text:c="8"/>if (!name || !email || !message) {</text:p>
      <text:p text:style-name="P1"><text:s text:c="12"/>showFormMessage('Bitte fülle alle Felder aus.', 'error');</text:p>
      <text:p text:style-name="P1"><text:s text:c="12"/>return;</text:p>
      <text:p text:style-name="P1"><text:s text:c="8"/>}</text:p>
      <text:p text:style-name="P1"><text:s text:c="8"/></text:p>
      <text:p text:style-name="P1"><text:s text:c="8"/>// Email-Validierung</text:p>
      <text:p text:style-name="P1"><text:s text:c="8"/>const emailRegex = /^[^\s@]+@[^\s@]+\.[^\s@]+$/;</text:p>
      <text:p text:style-name="P1"><text:s text:c="8"/>if (!emailRegex.test(email)) {</text:p>
      <text:p text:style-name="P1"><text:s text:c="12"/>showFormMessage('Bitte gib eine gültige Email-Adresse ein.', 'error');</text:p>
      <text:p text:style-name="P1"><text:s text:c="12"/>return;</text:p>
      <text:p text:style-name="P1"><text:s text:c="8"/>}</text:p>
      <text:p text:style-name="P1"><text:s text:c="8"/></text:p>
      <text:p text:style-name="P1"><text:s text:c="8"/>// Erfolgsmeldung (da das Formular nur eine Demo ist)</text:p>
      <text:p text:style-name="P1"><text:s text:c="8"/>showFormMessage(</text:p>
      <text:p text:style-name="P1"><text:s text:c="12"/>'✅ Danke für deine Nachricht! Bitte schreib uns eine DM auf Instagram, damit wir schneller antworten können.',</text:p>
      <text:p text:style-name="P1"><text:s text:c="12"/>'success'</text:p>
      <text:p text:style-name="P1"><text:s text:c="8"/>);</text:p>
      <text:p text:style-name="P1"><text:s text:c="8"/></text:p>
      <text:p text:style-name="P1"><text:s text:c="8"/>// Formular zurücksetzen</text:p>
      <text:p text:style-name="P1"><text:s text:c="8"/>contactForm.reset();</text:p>
      <text:p text:style-name="P1"><text:s text:c="8"/></text:p>
      <text:p text:style-name="P1"><text:s text:c="8"/>// Optional: Später könnte man hier einen API-Call machen</text:p>
      <text:p text:style-name="P1"><text:s text:c="8"/>// axios.post('/api/contact', { name, email, message })</text:p>
      <text:p text:style-name="P1"><text:s text:c="8"/>// <text:s text:c="4"/>.then(...)</text:p>
      <text:p text:style-name="P1"><text:s text:c="8"/>// <text:s text:c="4"/>.catch(...)</text:p>
      <text:p text:style-name="P1"><text:s text:c="4"/>});</text:p>
      <text:p text:style-name="P1">}</text:p>
      <text:p text:style-name="P1"/>
      <text:p text:style-name="P1">function showFormMessage(text, type) {</text:p>
      <text:p text:style-name="P1"><text:s text:c="4"/>const messageEl = document.getElementById('formMessage');</text:p>
      <text:p text:style-name="P1"><text:s text:c="4"/>messageEl.textContent = text;</text:p>
      <text:p text:style-name="P1"><text:s text:c="4"/>messageEl.className = `form-message ${type}`;</text:p>
      <text:p text:style-name="P1"><text:s text:c="4"/>messageEl.style.display = 'block';</text:p>
      <text:p text:style-name="P1"><text:s text:c="4"/></text:p>
      <text:p text:style-name="P1"><text:s text:c="4"/>// Nach 5 Sekunden ausblenden</text:p>
      <text:p text:style-name="P1"><text:s text:c="4"/>setTimeout(() =&gt; {</text:p>
      <text:p text:style-name="P1"><text:s text:c="8"/>messageEl.style.display = 'none';</text:p>
      <text:p text:style-name="P1"><text:s text:c="4"/>}, 5000);</text:p>
      <text:p text:style-name="P1">}</text:p>
      <text:p text:style-name="P1"/>
      <text:p text:style-name="P1">// ========================================</text:p>
      <text:p text:style-name="P1">// Smooth Scrolling für Ankfer-Links</text:p>
      <text:p text:style-name="P1">// ========================================</text:p>
      <text:p text:style-name="P1"/>
      <text:p text:style-name="P1">document.querySelectorAll('a[href^="#"]').forEach(anchor =&gt; {</text:p>
      <text:p text:style-name="P1"><text:s text:c="4"/>anchor.addEventListener('click', function(e) {</text:p>
      <text:p text:style-name="P1"><text:s text:c="8"/>const href = this.getAttribute('href');</text:p>
      <text:p text:style-name="P1"><text:s text:c="8"/>if (href !== '#' &amp;&amp; document.querySelector(href)) {</text:p>
      <text:p text:style-name="P1"><text:s text:c="12"/>e.preventDefault();</text:p>
      <text:p text:style-name="P1"><text:s text:c="12"/>document.querySelector(href).scrollIntoView({</text:p>
      <text:p text:style-name="P1"><text:s text:c="16"/>behavior: 'smooth'</text:p>
      <text:p text:style-name="P1"><text:s text:c="12"/>});</text:p>
      <text:p text:style-name="P1"><text:s text:c="8"/>}</text:p>
      <text:p text:style-name="P1"><text:s text:c="4"/>});</text:p>
      <text:p text:style-name="P1">});</text:p>
      <text:p text:style-name="P1"/>
      <text:p text:style-name="P1">// ========================================</text:p>
      <text:p text:style-name="P1">// Dark Mode Support (Optional, via System-Einstellungen)</text:p>
      <text:p text:style-name="P1">// ========================================</text:p>
      <text:p text:style-name="P1"/>
      <text:p text:style-name="P1">function checkDarkMode() {</text:p>
      <text:p text:style-name="P1"><text:s text:c="4"/>const prefersDark = window.matchMedia('(prefers-color-scheme: dark)').matches;</text:p>
      <text:p text:style-name="P1"><text:s text:c="4"/>if (prefersDark) {</text:p>
      <text:p text:style-name="P1"><text:s text:c="8"/>document.body.style.backgroundColor = '#111827';</text:p>
      <text:p text:style-name="P1"><text:s text:c="8"/>document.body.style.color = '#f3f4f6';</text:p>
      <text:p text:style-name="P1"><text:s text:c="4"/>}</text:p>
      <text:p text:style-name="P1">}</text:p>
      <text:p text:style-name="P1"/>
      <text:p text:style-name="P1">// Uncomment wenn Dark Mode implementiert werden soll:</text:p>
      <text:p text:style-name="P1">// checkDarkMode();</text:p>
      <text:p text:style-name="P1"/>
      <text:p text:style-name="P1">// ========================================</text:p>
      <text:p text:style-name="P1">// Reel-Platzhalter für zukünftige Instagram-Integration</text:p>
      <text:p text:style-name="P1">// ========================================</text:p>
      <text:p text:style-name="P1"/>
      <text:p text:style-name="P1">// Platzhalter-Funktion für Instagram Reels Integration</text:p>
      <text:p text:style-name="P1">function loadInstagramReels() {</text:p>
      <text:p text:style-name="P1"><text:s text:c="4"/>// Später: Instagram Graph API aufrufen und Reels laden</text:p>
      <text:p text:style-name="P1"><text:s text:c="4"/>// Beispiel-Struktur:</text:p>
      <text:p text:style-name="P1"><text:s text:c="4"/>// const reels = await fetch('/api/instagram-reels').then(r =&gt; r.json());</text:p>
      <text:p text:style-name="P1"><text:s text:c="4"/>console.log('Instagram Reels können hier zukünftig geladen werden');</text:p>
      <text:p text:style-name="P1">}</text:p>
      <text:p text:style-name="P1"/>
      <text:p text:style-name="P1">// ========================================</text:p>
      <text:p text:style-name="P1">// Performance &amp; Analytics</text:p>
      <text:p text:style-name="P1">// ========================================</text:p>
      <text:p text:style-name="P1"/>
      <text:p text:style-name="P1">// Optional: Einfaches Page-View Tracking</text:p>
      <text:p text:style-name="P1">function trackPageView() {</text:p>
      <text:p text:style-name="P1"><text:s text:c="4"/>const page = window.location.pathname;</text:p>
      <text:p text:style-name="P1"><text:s text:c="4"/>console.log('Page viewed:', page);</text:p>
      <text:p text:style-name="P1"><text:s text:c="4"/>// Könnte später zu Google Analytics gesendet werden</text:p>
      <text:p text:style-name="P1">}</text:p>
      <text:p text:style-name="P1"/>
      <text:p text:style-name="P1">trackPageView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